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6"/>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9"/>
    <style:style style:name="P50" style:family="paragraph" style:parent-style-name="Text_20_body" style:list-style-name="L10"/>
    <style:style style:name="P51" style:family="paragraph" style:parent-style-name="Text_20_body" style:list-style-name="L11"/>
    <style:style style:name="P52" style:family="paragraph" style:parent-style-name="Text_20_body" style:list-style-name="L12"/>
    <style:style style:name="P53" style:family="paragraph" style:parent-style-name="Text_20_body" style:list-style-name="L13"/>
    <style:style style:name="P54" style:family="paragraph" style:parent-style-name="Text_20_body" style:list-style-name="L14"/>
    <style:style style:name="P55" style:family="paragraph" style:parent-style-name="Text_20_body" style:list-style-name="L15"/>
    <style:style style:name="P56" style:family="paragraph" style:parent-style-name="Text_20_body" style:list-style-name="L16"/>
    <style:style style:name="P57" style:family="paragraph" style:parent-style-name="Text_20_body" style:list-style-name="L17"/>
    <style:style style:name="P58" style:family="paragraph" style:parent-style-name="Text_20_body" style:list-style-name="L18"/>
    <style:style style:name="P59" style:family="paragraph" style:parent-style-name="Text_20_body" style:list-style-name="L19"/>
    <style:style style:name="P60" style:family="paragraph" style:parent-style-name="Text_20_body" style:list-style-name="L20"/>
    <style:style style:name="P61" style:family="paragraph" style:parent-style-name="Text_20_body" style:list-style-name="L21"/>
    <style:style style:name="P62" style:family="paragraph" style:parent-style-name="Text_20_body" style:list-style-name="L22"/>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29"/>
    <style:style style:name="P69" style:family="paragraph" style:parent-style-name="Text_20_body" style:list-style-name="L30"/>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20">
      <style:paragraph-properties fo:margin-left="1.251cm" fo:margin-right="0cm" fo:text-indent="0cm" style:auto-text-indent="false"/>
    </style:style>
    <style:style style:name="P73" style:family="paragraph" style:parent-style-name="Text_20_body" style:list-style-name="L25">
      <style:paragraph-properties fo:margin-left="1.251cm" fo:margin-right="0cm" fo:text-indent="0cm" style:auto-text-indent="false"/>
    </style:style>
    <style:style style:name="P74" style:family="paragraph" style:parent-style-name="Text_20_body" style:list-style-name="L31">
      <style:paragraph-properties fo:margin-left="2.205cm" fo:margin-right="0cm" fo:text-indent="0cm" style:auto-text-indent="false"/>
    </style:style>
    <style:style style:name="P75" style:family="paragraph" style:parent-style-name="Standard" style:list-style-name="L23"/>
    <style:style style:name="P76" style:family="paragraph" style:parent-style-name="Standard" style:list-style-name="L31"/>
    <style:style style:name="P77" style:family="paragraph" style:parent-style-name="Heading_20_3" style:master-page-name="">
      <style:paragraph-properties style:page-number="auto" fo:break-before="page"/>
    </style:style>
    <style:style style:name="P78" style:family="paragraph" style:parent-style-name="Heading_20_1" style:master-page-name="">
      <style:paragraph-properties style:page-number="auto" fo:break-before="page"/>
    </style:style>
    <style:style style:name="P79" style:family="paragraph" style:parent-style-name="Heading_20_1" style:master-page-name="">
      <style:paragraph-properties style:page-number="auto" fo:break-before="page">
        <style:tab-stops/>
      </style:paragraph-properties>
    </style:style>
    <style:style style:name="P80" style:family="paragraph" style:parent-style-name="Heading_20_1" style:master-page-name="">
      <style:paragraph-properties style:page-number="auto" fo:break-before="auto" fo:break-after="auto"/>
    </style:style>
    <style:style style:name="P81" style:family="paragraph" style:parent-style-name="Heading_20_2" style:master-page-name="">
      <style:paragraph-properties style:page-number="auto" fo:break-before="pag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ent-style-name="descrText">
      <style:text-properties officeooo:rsid="013a20b2" officeooo:paragraph-rsid="01a5b80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center"/>
    </style:style>
    <style:style style:name="P86" style:family="paragraph">
      <style:paragraph-properties fo:text-align="center"/>
      <style:text-properties fo:font-size="14pt" style:font-size-asian="14pt" style:font-size-complex="14pt"/>
    </style:style>
    <style:style style:name="P87" style:family="paragraph">
      <style:paragraph-properties fo:text-align="start"/>
      <style:text-properties style:text-line-through-style="none" style:text-line-through-type="none" style:font-name="Arial4" fo:font-size="10pt" fo:font-style="normal" style:text-underline-style="none" fo:font-weight="normal"/>
    </style:style>
    <style:style style:name="P88" style:family="paragraph">
      <style:paragraph-properties fo:text-align="center"/>
      <style:text-properties style:text-line-through-style="none" style:text-line-through-type="none" style:font-name="Arial4" fo:font-size="11pt" fo:font-style="normal" style:text-underline-style="none" fo:font-weight="normal"/>
    </style:style>
    <style:style style:name="P89"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fo:language="ru" fo:country="RU" officeooo:rsid="01a5b80e"/>
    </style:style>
    <style:style style:name="T25" style:family="text">
      <style:text-properties fo:language="en" fo:country="US" officeooo:rsid="01a5b80e"/>
    </style:style>
    <style:style style:name="T26"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7"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8"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HbReport-L-0.0.3.oxt&#13;Update file created : ooHbReport-L.update.xml&#13;&#13;24.06.2021 16:31:4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31"/>
      <text:p text:style-name="P32">Extension Compiler</text:p>
      <text:p text:style-name="TitreDoc">Description and Tool for</text:p>
      <text:p text:style-name="TitreDoc">Extension : <text:file-name text:display="name">ooHbReport</text:file-name></text:p>
      <text:p text:style-name="Standard"><draw:rect text:anchor-type="paragraph" draw:z-index="4" draw:style-name="gr1" draw:text-style-name="P86" svg:width="16.775cm" svg:height="5.001cm" svg:x="0.81cm" svg:y="0.831cm"><text:p text:style-name="P85"><text:span text:style-name="T28">This document is an example of an extension.</text:span></text:p><text:p text:style-name="P85"><text:span text:style-name="T28">It shows you a typical use of compiler instructions and text for help pages.</text:span></text:p><text:p text:style-name="P85"><text:span text:style-name="T28">You can compile it and obtain the corresponding extension.</text:span></text:p><text:p text:style-name="P85"><text:span text:style-name="T28"/></text:p><text:p text:style-name="P85"><text:span text:style-name="T28">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6" svg:width="16.775cm" svg:height="5.001cm" svg:x="0.81cm" svg:y="0.831cm"><text:p text:style-name="P85"><text:span text:style-name="T28">This document is an example of an extension.</text:span></text:p><text:p text:style-name="P85"><text:span text:style-name="T28">It shows you a typical use of compiler instructions and text for help pages.</text:span></text:p><text:p text:style-name="P85"><text:span text:style-name="T28">You can compile it and obtain the corresponding extension.</text:span></text:p><text:p text:style-name="P85"><text:span text:style-name="T28"/></text:p><text:p text:style-name="P85"><text:span text:style-name="T28">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933432329" text:style-name="L1">
        <text:list-item>
          <text:p text:style-name="P41">Basic macros with add-on buttons and / or menus (just like the old Add-On concept)</text:p>
        </text:list-item>
        <text:list-item>
          <text:p text:style-name="P41">Java, JavaScript, Beanshell, Python based scripts with add-on buttons and / or menus</text:p>
        </text:list-item>
        <text:list-item>
          <text:p text:style-name="P41">Only a script library or dialog library without any addition or change in buttons or menu </text:p>
        </text:list-item>
        <text:list-item>
          <text:p text:style-name="P41">Configuration files, including changes (mergings) in existing menus and toolbars</text:p>
        </text:list-item>
        <text:list-item>
          <text:p text:style-name="P41">Extensions containing Uno components</text:p>
        </text:list-item>
        <text:list-item>
          <text:p text:style-name="P41">Extensions using libraries in native computer language.</text:p>
        </text:list-item>
        <text:list-item>
          <text:p text:style-name="P41">Or a mix of the elements above.</text:p>
        </text:list-item>
        <text:list-item>
          <text:p text:style-name="P41">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8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975976345" text:style-name="L2">
        <text:list-item>
          <text:p text:style-name="P42">Version 2.1.0 :</text:p>
        </text:list-item>
      </text:list>
      <text:list xml:id="list2360043824" text:style-name="L3">
        <text:list-item>
          <text:p text:style-name="P43">An extension can define several toolbars (instead of only one).</text:p>
        </text:list-item>
        <text:list-item>
          <text:p text:style-name="P43">The list of Application contexts is revised, see chapter 3.5.</text:p>
        </text:list-item>
        <text:list-item>
          <text:p text:style-name="P43">The argument of <text:span text:style-name="InstructionMacro">beginMergeInstruction</text:span> becomes mandatory.</text:p>
        </text:list-item>
      </text:list>
      <text:list xml:id="list163142748449630" text:continue-list="list1975976345" text:style-name="L2">
        <text:list-item>
          <text:p text:style-name="P42">Version 2.0.0 :</text:p>
        </text:list-item>
      </text:list>
      <text:list xml:id="list3602878902" text:style-name="L4">
        <text:list-item>
          <text:p text:style-name="P44">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4"><text:s/>As a consequence of above, block <text:span text:style-name="InstructionMacro">Dependencies</text:span> and instruction <text:span text:style-name="InstructionMacro">setOOoDependency</text:span> are suppressed.</text:p>
        </text:list-item>
        <text:list-item>
          <text:p text:style-name="P44">Arg3 of <text:span text:style-name="InstructionMacro">beginDescription</text:span> is no longer used.</text:p>
        </text:list-item>
        <text:list-item>
          <text:p text:style-name="P44">Syntax of Block <text:span text:style-name="InstructionMacro">UpdateInformation</text:span> and instruction <text:span text:style-name="InstructionMacro">setUpdateSource</text:span> have changed.</text:p>
        </text:list-item>
        <text:list-item>
          <text:p text:style-name="P44">Syntax of instruction <text:span text:style-name="InstructionMacro">setLicense</text:span> has changed.</text:p>
        </text:list-item>
        <text:list-item>
          <text:p text:style-name="P44">Some obsolete extension features are no longer supported. Compiled extensions now need OpenOffice.org version 2.4 or more recent (LibreOffice, Apache OpenOffice).</text:p>
        </text:list-item>
        <text:list-item>
          <text:p text:style-name="P44">Macros of this document are now published under Apache License version 2.0.</text:p>
        </text:list-item>
      </text:list>
      <text:list xml:id="list163143316513052" text:continue-list="list163142748449630" text:style-name="L2">
        <text:list-item>
          <text:p text:style-name="P42">Version 1.5.3 :</text:p>
        </text:list-item>
      </text:list>
      <text:list xml:id="list2313486081" text:style-name="L5">
        <text:list-item>
          <text:p text:style-name="P45">Help pages containing an hyperlink to an OpenOffice.org help page : a macro provides now the address of the page. See explanations at <text:span text:style-name="T8">Page7 : Hyperlinks</text:span>.</text:p>
        </text:list-item>
        <text:list-item>
          <text:p text:style-name="P45">The license examples are purged from the directives for use which are not part of the license itself.</text:p>
        </text:list-item>
        <text:list-item>
          <text:p text:style-name="P45">Following OpenOffice.org changes, text «notes» are now called text «comments».</text:p>
        </text:list-item>
      </text:list>
      <text:list xml:id="list163143231550988" text:continue-list="list163143316513052" text:style-name="L2">
        <text:list-item>
          <text:p text:style-name="P42">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997408136" text:style-name="L6">
        <text:list-item>
          <text:p text:style-name="P46">Basic library Standard, Module1 : your instruction inside the Sub myExtension</text:p>
        </text:list-item>
        <text:list-item>
          <text:p text:style-name="P46">Localized tooltip texts</text:p>
        </text:list-item>
        <text:list-item>
          <text:p text:style-name="P46">Localized description texts</text:p>
        </text:list-item>
        <text:list-item>
          <text:p text:style-name="P46">Localized license texts</text:p>
        </text:list-item>
        <text:list-item>
          <text:p text:style-name="P46">Localized help text pages and trees</text:p>
        </text:list-item>
      </text:list>
      <text:h text:style-name="P7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HbReport</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8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7" svg:width="0.802cm" svg:height="0.451cm" svg:x="2.3cm" svg:y="0.199cm" draw:control="control1"/><draw:control text:anchor-type="paragraph" draw:z-index="8" draw:style-name="gr2" draw:text-style-name="P87"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7" svg:width="0.802cm" svg:height="0.451cm" svg:x="2.304cm" svg:y="0.199cm" draw:control="control3"/><draw:control text:anchor-type="paragraph" draw:z-index="10" draw:style-name="gr2" draw:text-style-name="P87" svg:width="9cm" svg:height="0.451cm" svg:x="3.6cm" svg:y="0.196cm" draw:control="control4"/>To version</text:p><text:p text:style-name="Frame_20_contents"/><text:p text:style-name="Frame_20_contents"/><text:p text:style-name="Frame_20_contents"><draw:control text:anchor-type="paragraph" draw:z-index="11" draw:style-name="gr2" draw:text-style-name="P88" svg:width="8.362cm" svg:height="0.689cm" svg:x="3.621cm" svg:y="0.252cm" draw:control="control5"/></text:p><text:p text:style-name="Frame_20_contents"/><text:p text:style-name="P34">Compilation results</text:p><text:p text:style-name="P34"><draw:control text:anchor-type="paragraph" draw:z-index="12" draw:style-name="gr2" draw:text-style-name="P89"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7" svg:width="0.802cm" svg:height="0.451cm" svg:x="2.33cm" svg:y="0.199cm" draw:control="control6"/><draw:control text:anchor-type="paragraph" draw:z-index="15" draw:style-name="gr2" draw:text-style-name="P87"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7" svg:width="0.802cm" svg:height="0.451cm" svg:x="2.33cm" svg:y="0.199cm" draw:control="control8"/><draw:control text:anchor-type="paragraph" draw:z-index="17" draw:style-name="gr2" draw:text-style-name="P87" svg:width="9cm" svg:height="0.451cm" svg:x="3.692cm" svg:y="0.199cm" draw:control="control9"/>To version</text:p><text:p text:style-name="Frame_20_contents"/><text:p text:style-name="Frame_20_contents"/><text:p text:style-name="Frame_20_contents"><draw:control text:anchor-type="paragraph" draw:z-index="18" draw:style-name="gr2" draw:text-style-name="P88"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9"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7" svg:width="0.802cm" svg:height="0.451cm" svg:x="2.33cm" svg:y="0.199cm" draw:control="control11"/><draw:control text:anchor-type="paragraph" draw:z-index="22" draw:style-name="gr2" draw:text-style-name="P87"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8"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9" svg:width="14.001cm" svg:height="4.001cm" svg:x="0.4cm" svg:y="0.459cm" draw:control="control16"/></text:p><text:p text:style-name="Frame_20_contents"/></draw:text-box></draw:frame></text:p>
      <text:h text:style-name="P7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078424059" text:style-name="L7">
        <text:list-item>
          <text:p text:style-name="P47">Description</text:p>
        </text:list-item>
        <text:list-item>
          <text:p text:style-name="P47">Annexes</text:p>
        </text:list-item>
        <text:list-item>
          <text:p text:style-name="P47">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529155542" text:style-name="L8">
        <text:list-item>
          <text:p text:style-name="P48">Script libraries (Basic, JavaScript, Python, etc) or Dialog libraries, or other non-component libraries,</text:p>
        </text:list-item>
        <text:list-item>
          <text:p text:style-name="P48">shared component libraries,</text:p>
        </text:list-item>
        <text:list-item>
          <text:p text:style-name="P48">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964037931" text:style-name="L9">
        <text:list-item>
          <text:p text:style-name="P49">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437074606" text:style-name="L10">
        <text:list-item text:start-value="1">
          <text:p text:style-name="P50">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0">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4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49">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49"><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20045668" text:style-name="L11">
        <text:list-item>
          <text:p text:style-name="P51">A Feed file contains the internet addresses for one or more Update Information files (each for an extension).</text:p>
        </text:list-item>
        <text:list-item>
          <text:p text:style-name="P51">The Update Information File mainly contains dependency information about the new version, and :</text:p>
        </text:list-item>
      </text:list>
      <text:list xml:id="list4150813161" text:style-name="L12">
        <text:list-item>
          <text:p text:style-name="P52">either the internet address to download the new version of the extension</text:p>
        </text:list-item>
        <text:list-item>
          <text:p text:style-name="P52">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11841567" text:style-name="L13">
        <text:list-item text:start-value="1">
          <text:p text:style-name="P53">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3">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8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805739835" text:style-name="L14">
        <text:list-item>
          <text:p text:style-name="P54">Arg1 : <text:span text:style-name="InstructionMacro">String</text:span> : mandatory : <text:span text:style-name="InstructionMacro">"File"</text:span> or <text:span text:style-name="InstructionMacro">"Schema"</text:span></text:p>
        </text:list-item>
        <text:list-item>
          <text:p text:style-name="P54">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4074272721" text:style-name="L15">
        <text:list-item>
          <text:p text:style-name="P55">Arg1 : <text:span text:style-name="InstructionMacro">String</text:span> : mandatory, type of control used for the button</text:p>
        </text:list-item>
      </text:list>
      <text:list xml:id="list422978790" text:style-name="L16">
        <text:list-item>
          <text:p text:style-name="P56">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449291412" text:style-name="L17">
        <text:list-item>
          <text:p text:style-name="P57">Arg1 : <text:span text:style-name="InstructionMacro">String</text:span> : mandatory ; locale, example <text:span text:style-name="InstructionMacro">"en"</text:span>.</text:p>
        </text:list-item>
        <text:list-item>
          <text:p text:style-name="P57">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187131444" text:style-name="L18">
        <text:list-item text:start-value="1">
          <text:p text:style-name="P58">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8">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8">Arg1 : <text:span text:style-name="InstructionMacro">String</text:span> : mandatory ; URL path to an image file ; the path is relative to the extension folder.</text:p>
        </text:list-item>
        <text:list-item text:start-value="1">
          <text:p text:style-name="P58">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731246409" text:style-name="L19">
        <text:list-item>
          <text:p text:style-name="P59">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790746865" text:style-name="L20">
        <text:list-item>
          <text:p text:style-name="P60">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2">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2">if at installation, no license is appropriate for the locale, the first license is displayed.</text:p>
        </text:list-item>
        <text:list-item>
          <text:p text:style-name="P60">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49">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9">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9">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9">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408860124" text:style-name="L21">
        <text:list-item>
          <text:p text:style-name="P6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1">Arg1 : <text:span text:style-name="InstructionMacro">String</text:span> : mandatory ; property name</text:p>
        </text:list-item>
        <text:list-item>
          <text:p text:style-name="P61"><text:soft-page-break/>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7">Arg1 : <text:span text:style-name="InstructionMacro">String</text:span> : mandatory ; locale, example <text:span text:style-name="InstructionMacro">"en"</text:span>.</text:p>
        </text:list-item>
        <text:list-item>
          <text:p text:style-name="P57">Arg2 : <text:span text:style-name="InstructionMacro">String</text:span> : mandatory ; name of the publisher.</text:p>
        </text:list-item>
        <text:list-item>
          <text:p text:style-name="P57">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7">Arg1 : <text:span text:style-name="InstructionMacro">String</text:span> : mandatory ; locale, example <text:span text:style-name="InstructionMacro">"en"</text:span>.</text:p>
        </text:list-item>
        <text:list-item>
          <text:p text:style-name="P57">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783567774" text:style-name="L22">
        <text:list-item>
          <text:p text:style-name="P6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727500311" text:style-name="L23">
        <text:list-item text:start-value="1">
          <text:p text:style-name="P7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3536532976" text:style-name="L24">
        <text:list-item text:start-value="1">
          <text:p text:style-name="P6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2393920841" text:style-name="L25">
        <text:list-item>
          <text:p text:style-name="P64">Arg1 : <text:span text:style-name="InstructionMacro">String</text:span> : how to find the update.xml file</text:p>
        </text:list-item>
        <text:list-item>
          <text:p text:style-name="P73"><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3"><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4">Arg2 : <text:span text:style-name="InstructionMacro">String</text:span> : how to find the oxt file</text:p>
        </text:list-item>
        <text:list-item>
          <text:p text:style-name="P73"><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3"><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oft-page-break/><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695435438" text:style-name="L26">
        <text:list-item>
          <text:p text:style-name="P65">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5">Arg2 : <text:span text:style-name="InstructionMacro">String</text:span> : the library name (which is also the name of the folder containing the Basic library).</text:p>
        </text:list-item>
        <text:list-item>
          <text:p text:style-name="P65">Arg3 : <text:span text:style-name="InstructionMacro">String</text:span> : the name of the module containing the macro.</text:p>
        </text:list-item>
        <text:list-item>
          <text:p text:style-name="P65">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787436793" text:style-name="L27">
        <text:list-item>
          <text:p text:style-name="P66">Arg1 : <text:span text:style-name="InstructionMacro">String</text:span> : <text:span text:style-name="InstructionMacro">"BeanShell"</text:span></text:p>
        </text:list-item>
        <text:list-item>
          <text:p text:style-name="P66">Arg2 : <text:span text:style-name="InstructionMacro">String</text:span> : the library name (which is also the name of the folder containing the BeanShell library).</text:p>
        </text:list-item>
        <text:list-item>
          <text:p text:style-name="P66">Arg3 : <text:span text:style-name="InstructionMacro">String</text:span> : the name of the BeanShell file, including its extension, e.g. <text:span text:style-name="InstructionMacro">myMacro1.bsh</text:span></text:p>
        </text:list-item>
      </text:list>
      <text:p text:style-name="Text_20_body"><text:soft-page-break/>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1064247957" text:style-name="L28">
        <text:list-item>
          <text:p text:style-name="P67">Arg1 : <text:span text:style-name="InstructionMacro">String</text:span> : <text:span text:style-name="InstructionMacro">"JavaScript"</text:span></text:p>
        </text:list-item>
        <text:list-item>
          <text:p text:style-name="P67">Arg2 : <text:span text:style-name="InstructionMacro">String</text:span> : the library name (which is also the name of the folder containing the JavaScript library).</text:p>
        </text:list-item>
        <text:list-item>
          <text:p text:style-name="P67">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881123095" text:style-name="L29">
        <text:list-item>
          <text:p text:style-name="P68">Arg1 : <text:span text:style-name="InstructionMacro">String</text:span> : <text:span text:style-name="InstructionMacro">"Java"</text:span></text:p>
        </text:list-item>
        <text:list-item>
          <text:p text:style-name="P68">Arg2 : <text:span text:style-name="InstructionMacro">String</text:span> : the library name (which is also the name of the folder containing the Java library).</text:p>
        </text:list-item>
        <text:list-item>
          <text:p text:style-name="P68">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8">Arg1 : <text:span text:style-name="InstructionMacro">String</text:span> : <text:span text:style-name="InstructionMacro">"Python"</text:span></text:p>
        </text:list-item>
        <text:list-item>
          <text:p text:style-name="P68">Arg2 : <text:span text:style-name="InstructionMacro">String</text:span> : the path to the Python file, relative to the extension folder</text:p>
        </text:list-item>
        <text:list-item>
          <text:p text:style-name="P68">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503074551" text:style-name="L30">
        <text:list-item>
          <text:p text:style-name="P69">Arg1 : <text:span text:style-name="InstructionMacro">String</text:span> : ""</text:p>
        </text:list-item>
        <text:list-item>
          <text:p text:style-name="P69">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786397000" text:style-name="L31">
        <text:list-item text:start-value="1">
          <text:p text:style-name="P7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76">Arg2 : <text:span text:style-name="InstructionMacro">String</text:span> : URL path to a file ; the path is relative to the extension folder.</text:p>
        </text:list-item>
      </text:list>
      <text:p text:style-name="Corps_20_de_20_texte.Paragraph"><text:soft-page-break/>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7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7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4"><text:span text:style-name="InstructionMacro">"Basic"</text:span> : folder containing the Basic Library (code and dialog modules)</text:p>
        </text:list-item>
        <text:list-item>
          <text:p text:style-name="P74"><text:span text:style-name="InstructionMacro">"Dialog"</text:span> : folder containing the Dialog Library (dialog modules only)</text:p>
        </text:list-item>
        <text:list-item>
          <text:p text:style-name="P74"><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4"><text:span text:style-name="InstructionMacro">"Python"</text:span> : folder containing the python file(s) containing the script(s)</text:p>
        </text:list-item>
        <text:list-item>
          <text:p text:style-name="P74"><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069017143" text:style-name="L32">
        <text:list-item>
          <text:p text:style-name="P70">first create the library in My Macros with the user interface, and test your routines ;</text:p>
        </text:list-item>
        <text:list-item>
          <text:p text:style-name="P70">copy the folder that OOo created from your <text:span text:style-name="InstructionMacro">user/</text:span> folder to your extension folder ; for Basic, use the « Export as Basic library » facility</text:p>
        </text:list-item>
        <text:list-item>
          <text:p text:style-name="P70">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8">Arg1 : <text:span text:style-name="InstructionMacro">String</text:span> : begins with <text:span text:style-name="InstructionMacro">"media-type="</text:span> followed by the complete media type string</text:p>
        </text:list-item>
        <text:list-item>
          <text:p text:style-name="P68">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8" text:outline-level="1"><text:bookmark-start text:name="__RefHeading__78142_325084090"/>Data used by extension <text:file-name text:display="name">ooHbReport</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s a <text:span text:style-name="T25">Home Bank report </text:span>table from clipboard, and format it.</text:p>
      <text:p text:style-name="descrLang"><text:bookmark-start text:name="__RefHeading__78156_325084090"/><text:soft-page-break/>Description <text:span text:style-name="T23">ru</text:span><text:bookmark-end text:name="__RefHeading__78156_325084090"/></text:p>
      <text:p text:style-name="P83">Вставляет <text:span text:style-name="T24">таблицу </text:span><text:span text:style-name="T25">Home Bank </text:span>отчет<text:span text:style-name="T24">а</text:span> из буфера обмена <text:span text:style-name="T24">и форматирует ее.</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75832161" text:style-name="L33">
        <text:list-item>
          <text:p text:style-name="P71">Create a Writer file containing the licenses (possibly in several languages). You can of course have a Table of Contents and use formatting. </text:p>
        </text:list-item>
        <text:list-item>
          <text:p text:style-name="P71">In order to provide a read-only text, convert the Writer file to PDF and store the PDF in the folder dedicated to your extension. </text:p>
        </text:list-item>
        <text:list-item>
          <text:p text:style-name="P71">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text:soft-page-break/>hacer cambios en la librería y recompilarla. Y debe mostrarles estos términos para que conozcan sus 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text:soft-page-break/>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text:soft-page-break/>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text:soft-page-break/></text:p>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text:soft-page-break/>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text:soft-page-break/>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text:soft-page-break/>Die Bezeichnung „freie“ Software bezieht sich auf Freiheit der Nutzung, nicht auf den Preis. Unsere 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text:soft-page-break/>Obwohl die LGPL die Freiheit des Benutzers weniger schützt, stellt sie doch sicher, daß der Benutzer eines 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text:soft-page-break/>sie den sinnvoll bleibenden Teil ihres Bestimmungszwecks noch ausführt. </text:p>
      <text:p text:style-name="licenseText"/>
      <text:p text:style-name="licenseText">(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text:soft-page-break/>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text:soft-page-break/>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text:soft-page-break/>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text:soft-page-break/>использовать в 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text:soft-page-break/>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text:soft-page-break/>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text:soft-page-break/>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text:soft-page-break/>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text:soft-page-break/>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7628004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44392031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739368442"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6314404051709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text:soft-page-break/></text:p>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31203730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668954498"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849630399"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63142802773382" text:continue-list="list417628004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63144785933599" text:continue-list="list16314404051709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4"><text:span text:style-name="T27">image</text:span></text:p><text:p text:style-name="P84"><text:span text:style-name="T27">Images/Help/dontfeedtrolls.gif</text:span></text:p><text:p text:style-name="P84"><text:span text:style-name="T27">icon</text:span></text:p><text:p text:style-name="P84"><text:span text:style-name="T27"/></text:p></office:annotation> within a text.</text:p>
      <text:p text:style-name="hlp_5f_paragraph"><text:line-break/><text:line-break/>Now a bigger image in a blank line.</text:p>
      <text:p text:style-name="hlp_5f_paragraph"><office:annotation><dc:creator>Bernard Marcelly</dc:creator><dc:date>2009-01-24T10:50:50</dc:date><text:p text:style-name="P84"><text:span text:style-name="T27">image</text:span></text:p><text:p text:style-name="P84"><text:span text:style-name="T27">Images/Help/sailingShip.wmf</text:span></text:p><text:p text:style-name="P84"><text:span text:style-name="T27">Old sailing ship</text:span></text:p><text:p text:style-name="P84"><text:span text:style-name="T27"/></text:p></office:annotation></text:p>
      <text:p text:style-name="hlp_5f_paragraph"/>
      <text:p text:style-name="hlp_5f_paragraph"><text:line-break/><text:line-break/>Finally an image<office:annotation><dc:creator>Bernard Marcelly</dc:creator><dc:date>2009-01-24T20:53:22</dc:date><text:p text:style-name="P84"><text:span text:style-name="T27">imageOOo</text:span></text:p><text:p text:style-name="P84"><text:span text:style-name="T27">sd/res/get1obj.png</text:span></text:p></office:annotation> from OpenOffice.org resources</text:p>
      <text:p text:style-name="hlp_5f_page">Page10 : Creating the Help tree</text:p>
      <text:list xml:id="list163143661993176" text:continue-list="list163142802773382"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HbReport</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63144213769572" text:continue-list="list16314366199317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4"><text:span text:style-name="T26">external</text:span></text:p><text:p text:style-name="P84"><text:span text:style-name="T26"><text:a xlink:href="http://wiki.services.openoffice.org/wiki/Extensions_Packager" xlink:type="simple">http://wiki.services.openoffice.org/wiki/Extensions_Packager</text:a></text:span></text:p><text:p text:style-name="P84"><text:span text:style-name="T26"/></text:p></office:annotation><text:span text:style-name="T14">Extension Compiler</text:span>. It is active in Writer and Calc.</text:p>
      <text:list xml:id="list163143450818003" text:continue-list="list849630399"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63143261367616" text:continue-list="list163144785933599"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63144423004385"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6314284457739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4"><text:span text:style-name="T26">internal</text:span></text:p><text:p text:style-name="P84"><text:span text:style-name="T26">Page2</text:span></text:p><text:p text:style-name="P84"><text:span text:style-name="T26"/></text:p></office:annotation><text:span text:style-name="T14">Contextual help in a dialog</text:span>.</text:p>
      <text:p text:style-name="hlp_5f_paragraph">Example of <office:annotation><dc:creator>Bernard Marcelly</dc:creator><dc:date>2009-03-03T11:23:53</dc:date><text:p text:style-name="P84"><text:span text:style-name="T26">internal</text:span></text:p><text:p text:style-name="P84"><text:span text:style-name="T26">Page3</text:span></text:p><text:p text:style-name="P84"><text:span text:style-name="T26"/></text:p></office:annotation><text:span text:style-name="T14">help page with an image</text:span>.</text:p>
      <text:p text:style-name="hlp_5f_page"><text:soft-page-break/>Page2 : Help in a dialog</text:p>
      <text:list xml:id="list163142822670870" text:continue-list="list163144213769572"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4"><text:span text:style-name="T26">image</text:span></text:p><text:p text:style-name="P84"><text:span text:style-name="T26">Images/heart_16.png</text:span></text:p><text:p text:style-name="P84"><text:span text:style-name="T26">heart icon</text:span></text:p><text:p text:style-name="P84"><text:span text:style-name="T26"/></text:p></office:annotation><text:s/><text:span text:style-name="hlp_5f_emph">button</text:span></text:p>
      <text:p text:style-name="hlp_5f_section"/>
      <text:p text:style-name="hlp_5f_paragraph">This dialog shows different ways of calling a help page:</text:p>
      <text:list xml:id="list163143967184064" text:continue-list="list331203730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63143123455428" text:continue-list="list16314282267087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4"><text:span text:style-name="T26">image</text:span></text:p><text:p text:style-name="P84"><text:span text:style-name="T26">Images/Help/BtnMessage.png</text:span></text:p><text:p text:style-name="P84"><text:span text:style-name="T26">Screenshot</text:span></text:p></office:annotation></text:p>
      <text:p text:style-name="hlp_5f_paragraph"/>
      <text:p text:style-name="hlp_5f_page">Page4 : Specific help page</text:p>
      <text:list xml:id="list16314355541805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63142903509350"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4"><text:span text:style-name="T26">external</text:span></text:p><text:p text:style-name="P84"><text:span text:style-name="T26"><text:a xlink:href="http://wiki.services.openoffice.org/wiki/Extensions_Packager" xlink:type="simple">http://wiki.services.openoffice.org/wiki/Extensions_Packager</text:a></text:span></text:p><text:p text:style-name="P84"><text:span text:style-name="T26"/></text:p></office:annotation><text:span text:style-name="T14">Extension Compiler</text:span>. Elle est active dans Writer et Calc.</text:p>
      <text:list xml:id="list163142865033348" text:continue-list="list16314345081800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63143743446321" text:continue-list="list16314284457739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6314467053813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63144785705634"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4"><text:span text:style-name="T26">internal</text:span></text:p><text:p text:style-name="P84"><text:span text:style-name="T26">Page2</text:span></text:p><text:p text:style-name="P84"><text:span text:style-name="T26"/></text:p></office:annotation><text:span text:style-name="T14">Aide contextuelle dans un dialogue</text:span>.</text:p>
      <text:p text:style-name="hlp_5f_paragraph">Exemple d'une <office:annotation><dc:creator>Bernard Marcelly</dc:creator><dc:date>2009-03-03T11:23:53</dc:date><text:p text:style-name="P84"><text:span text:style-name="T26">internal</text:span></text:p><text:p text:style-name="P84"><text:span text:style-name="T26">Page3</text:span></text:p><text:p text:style-name="P84"><text:span text:style-name="T26"/></text:p></office:annotation><text:span text:style-name="T14">page d'aide comportant une image</text:span>.</text:p>
      <text:p text:style-name="hlp_5f_page"><text:soft-page-break/>Page2 : Aide dans un dialogue</text:p>
      <text:list xml:id="list163144278552393" text:continue-list="list163142903509350"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4"><text:span text:style-name="T26">image</text:span></text:p><text:p text:style-name="P84"><text:span text:style-name="T26">Images/heart_16.png</text:span></text:p><text:p text:style-name="P84"><text:span text:style-name="T26">icône cœur</text:span></text:p><text:p text:style-name="P84"><text:span text:style-name="T26"/></text:p></office:annotation></text:p>
      <text:p text:style-name="hlp_5f_section"/>
      <text:p text:style-name="hlp_5f_paragraph">Ce dialogue présente différentes méthodes pour appeler une page d'aide:</text:p>
      <text:list xml:id="list163144880699649" text:continue-list="list163143967184064"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63143344246311" text:continue-list="list163144278552393"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4"><text:span text:style-name="T26">image</text:span></text:p><text:p text:style-name="P84"><text:span text:style-name="T26">Images/Help/BtnMessage.png</text:span></text:p><text:p text:style-name="P84"><text:span text:style-name="T26">Cliché écran</text:span></text:p></office:annotation></text:p>
      <text:p text:style-name="hlp_5f_paragraph"/>
      <text:p text:style-name="hlp_5f_page">Page4 : Page d'aide spécifique</text:p>
      <text:list xml:id="list163144628754374"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HbReport</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6</text:page-number>/<text:page-count>96</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6" meta:paragraph-count="2956" meta:word-count="40083" meta:character-count="264228" meta:non-whitespace-character-count="22298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HbReport", "0.0.3")
	setExtensionDescription("en, ru")
	'setIcon("Images/Onik.png")
	
	setDisplayName("en", "ooHomeBank Reporter.")
	setDisplayName("ru", "ooHomeBank Reporter.")
	
	setPublisherName("en", "ooHomeBank Reporter.", "https://github.com/EliseyP/ooHbReporter/")
	setPublisherName("ru", "ooHomeBank Reporter.", "https://github.com/EliseyP/ooHbReporter/")
		
  	beginUpdateInformation("direct", "direct")
    	setUpdateSource("https://github.com/EliseyP/ooHbReporter/raw/master/", "https://github.com/EliseyP/ooHbReporter/raw/master/") ' one or more
  	endUpdateInformation
endDescription  


beginAnnexes 
  useLibrary("Python", "./")
  'useLibrary("Basic", "UiBridge1/")
endAnnexes


beginAddonUI
 
  beginAddonMenu
    beginMenu
      beginTitles("Writer")
      	setTitle("HomeBank Reporter", "en")
      	setTitle("HomeBank Reporter", "ru")
      endTitles
    beginMenuItems    
	    beginCommand
	      beginTitles("Writer")
	        setTitle("Insert report from clipboard", "en")
	        setTitle("Вставить отчет из буфера обмена", "ru")
	      endTitles
	      setURL("Python", "HbReportFromClipboard.py", "insert_report")
	      setImage("rep")
	    endCommand
      endMenuItems
    endMenu  
  endAddonMenu
'##################################################  
'##################################################
  beginOfficeToolbar
  
    beginTbTitles("Writer") 
      setTitle("ooHB Reporter bar", "en")
      setTitle("ooHB Reporter bar", "ru")
    endTbTitles

    ' here begins the list of buttons
    '--------------------------------
    beginButton
      beginTitles("Writer")
	        setTitle("Insert report from clipboard", "en")
	        setTitle("Вставить отчет из буфера обмена", "ru")
      endTitles
	      setURL("Python", "HbReportFromClipboard.py", "insert_report")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